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d0e" officeooo:paragraph-rsid="000d4d0e"/>
    </style:style>
    <style:style style:name="P2" style:family="paragraph" style:parent-style-name="Standard">
      <style:text-properties officeooo:rsid="000e2381" officeooo:paragraph-rsid="000e2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cie dc written notes</text:p>
      <text:p text:style-name="P1"/>
      <text:p text:style-name="P1">2. IoT protocols (MQTT, CoaP, AMQP)</text:p>
      <text:p text:style-name="P1">3. UCS FI SAN : Appliance port, zoning, vnic/vhba, vfc, EHM/Switch mode,</text:p>
      <text:p text:style-name="P1">4. Zoning based on (aliases, fqdn, lun, ip, fcid,…)</text:p>
      <text:p text:style-name="P1"/>
      <text:p text:style-name="P1">6. nxos-api, sandbox</text:p>
      <text:p text:style-name="P1">7. UCS Director workflow (options, language to write: Java, JavaScript,..)</text:p>
      <text:p text:style-name="P1">8. Nexus 5K: fcoe/fcoe-npv</text:p>
      <text:p text:style-name="P1">9. Fabric Path and private VLAN</text:p>
      <text:p text:style-name="P1">10. ACI: device packages, vASA, fabric initialization, ext route redistribution on border leaf, normal state,</text:p>
      <text:p text:style-name="P2">11. EVPN-VXLAN: headers, advantage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2:11:57.586769446</meta:creation-date>
    <dc:date>2017-06-27T22:23:06.770795322</dc:date>
    <meta:editing-duration>PT11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3" meta:character-count="476" meta:non-whitespace-character-count="412"/>
  </office:meta>
</office:document-meta>
</file>